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f847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22b68e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0pt" officeooo:paragraph-rsid="0022b68e" style:font-size-asian="10pt" style:font-size-complex="10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officeooo:paragraph-rsid="0022b68e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officeooo:paragraph-rsid="0022b68e" style:font-size-asian="18pt" style:font-size-complex="18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Verdana" fo:font-size="12pt" officeooo:paragraph-rsid="0022b68e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Roman" officeooo:paragraph-rsid="0020f1ee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officeooo:paragraph-rsid="0020f1ee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Courier New" officeooo:paragraph-rsid="0020f1ee"/>
    </style:style>
    <style:style style:name="P10" style:family="paragraph" style:parent-style-name="Standard">
      <style:paragraph-properties fo:text-align="start" style:justify-single-word="false"/>
      <style:text-properties officeooo:paragraph-rsid="0020f1ee"/>
    </style:style>
    <style:style style:name="P11" style:family="paragraph" style:parent-style-name="Standard" style:master-page-name="">
      <loext:graphic-properties draw:fill="none"/>
      <style:paragraph-properties fo:margin-left="1.499cm" fo:margin-right="1cm" fo:line-height="100%" fo:text-align="justify" style:justify-single-word="false" fo:text-indent="0.499cm" style:auto-text-indent="false" style:page-number="auto" fo:background-color="transparent"/>
      <style:text-properties officeooo:paragraph-rsid="0022b68e"/>
    </style:style>
    <style:style style:name="P12" style:family="paragraph" style:parent-style-name="Standard">
      <loext:graphic-properties draw:fill="none"/>
      <style:paragraph-properties fo:margin-left="1.499cm" fo:margin-right="1cm" fo:text-align="justify" style:justify-single-word="false" fo:text-indent="0.499cm" style:auto-text-indent="false" fo:background-color="transparent"/>
      <style:text-properties officeooo:paragraph-rsid="0022b68e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cm" style:auto-text-indent="false" style:page-number="auto" fo:background-color="transparent"/>
      <style:text-properties officeooo:paragraph-rsid="0022b68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paragraph-rsid="0022b68e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22b68e"/>
    </style:style>
    <style:style style:name="P16" style:family="paragraph" style:parent-style-name="Standard">
      <style:paragraph-properties fo:line-height="150%" fo:text-align="start" style:justify-single-word="false"/>
      <style:text-properties officeooo:paragraph-rsid="0022b68e"/>
    </style:style>
    <style:style style:name="P17" style:family="paragraph" style:parent-style-name="Standard">
      <style:paragraph-properties fo:line-height="200%" fo:text-align="end" style:justify-single-word="false"/>
      <style:text-properties officeooo:paragraph-rsid="0022b68e"/>
    </style:style>
    <style:style style:name="P18" style:family="paragraph" style:parent-style-name="Standard">
      <loext:graphic-properties draw:fill="none"/>
      <style:paragraph-properties fo:margin-left="1.499cm" fo:margin-right="1cm" fo:text-align="justify" style:justify-single-word="false" fo:text-indent="0.499cm" style:auto-text-indent="false" fo:background-color="transparent"/>
      <style:text-properties officeooo:paragraph-rsid="0024b074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paragraph-rsid="0024b074"/>
    </style:style>
    <style:style style:name="P20" style:family="paragraph" style:parent-style-name="Standard">
      <style:paragraph-properties fo:line-height="150%" fo:text-align="start" style:justify-single-word="false"/>
      <style:text-properties officeooo:paragraph-rsid="0024b074"/>
    </style:style>
    <style:style style:name="P21" style:family="paragraph" style:parent-style-name="Красный_20_вердана_20_середина">
      <style:paragraph-properties fo:text-align="start" style:justify-single-word="false"/>
      <style:text-properties officeooo:paragraph-rsid="0022b68e"/>
    </style:style>
    <style:style style:name="P22" style:family="paragraph" style:parent-style-name="Standard">
      <loext:graphic-properties draw:fill="none"/>
      <style:paragraph-properties fo:margin-left="1.499cm" fo:margin-right="1cm" fo:text-align="start" style:justify-single-word="false" fo:text-indent="0.499cm" style:auto-text-indent="false" fo:background-color="transparent"/>
      <style:text-properties officeooo:paragraph-rsid="0024b074"/>
    </style:style>
    <style:style style:name="P23" style:family="paragraph" style:parent-style-name="Красный_20_вердана_20_середина">
      <style:text-properties officeooo:paragraph-rsid="0025cd4a"/>
    </style:style>
    <style:style style:name="P24" style:family="paragraph" style:parent-style-name="Синий_20_полужирный_20_курсив" style:master-page-name="">
      <style:paragraph-properties style:page-number="auto"/>
      <style:text-properties officeooo:paragraph-rsid="0025cd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outline="true"/>
    </style:style>
    <style:style style:name="T7" style:family="text">
      <style:text-properties style:text-position="super 58%"/>
    </style:style>
    <style:style style:name="T8" style:family="text">
      <style:text-properties style:text-position="sub 58%"/>
    </style:style>
    <text:list-style style:name="L1">
      <text:list-level-style-bullet text:level="1" text:style-name="Bullet_20_Symbols" loext:num-list-format="%1%" text:bullet-char="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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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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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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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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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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р форматирования текста</text:p>
      <text:p text:style-name="P2"><text:s/>Размер (кегль) шрифта: </text:p>
      <text:list text:style-name="L1">
        <text:list-item>
          <text:p text:style-name="P3">Этот текст набран шрифтом 10. </text:p>
        </text:list-item>
        <text:list-item>
          <text:p text:style-name="P4">Этот текст набран шрифтом 14. </text:p>
        </text:list-item>
        <text:list-item>
          <text:p text:style-name="P5">Этот текст набран шрифтом 18. </text:p>
        </text:list-item>
      </text:list>
      <text:p text:style-name="P2">Гарнитура шрифта: </text:p>
      <text:list text:style-name="L2">
        <text:list-item>
          <text:p text:style-name="P6">Шрифт Verdana, размер 12. </text:p>
        </text:list-item>
        <text:list-item>
          <text:p text:style-name="P7">Шрифт Times New Roman, размер 10. </text:p>
        </text:list-item>
        <text:list-item>
          <text:p text:style-name="P8">Шрифт Arial, размер 13. </text:p>
        </text:list-item>
        <text:list-item>
          <text:p text:style-name="P9">Шрифт Courier New, размер 11. </text:p>
        </text:list-item>
      </text:list>
      <text:p text:style-name="P10">Начертание: <text:span text:style-name="T1">полужирный,</text:span> <text:span text:style-name="T2">курсив</text:span>, <text:span text:style-name="T3">подчеркнутый</text:span>, <text:span text:style-name="T4">полужирный курсив</text:span>. </text:p>
      <text:p text:style-name="P10">Специальные эффекты: <text:span text:style-name="T5">зачеркнутый</text:span>, <text:span text:style-name="T6">контур</text:span>. </text:p>
      <text:p text:style-name="P10">Индексы: A<text:span text:style-name="T7">2</text:span>+B<text:span text:style-name="T7">2</text:span>=C<text:span text:style-name="T7">2</text:span>, C<text:span text:style-name="T8">2</text:span>H<text:span text:style-name="T8">5</text:span>OH. </text:p>
      <text:p text:style-name="P10"/>
      <text:p text:style-name="P10"/>
      <text:p text:style-name="P2">Основным тригонометрическим тождеством называют соотношение sin<text:span text:style-name="T7">2</text:span>α+cos<text:span text:style-name="T7">2</text:span>α=1, выполняющееся для произвольного значения α. </text:p>
      <text:p text:style-name="P2">Число π — математическая постоянная, равная отношению длины окружности к ее диаметру, </text:p>
      <text:p text:style-name="P2">π ≈ 3,14159265. </text:p>
      <text:p text:style-name="P2"/>
      <text:p text:style-name="P2"/>
      <text:p text:style-name="P11">Абзац — это текст, ввод которого начат с новой строки и закончен нажатием клавиши Enter, устанавливающей в тексте специальный маркер конца абзаца. </text:p>
      <text:p text:style-name="P12"/>
      <text:p text:style-name="P13">Абзац — это текст, ввод которого начат с новой строки и закончен нажатием клавиши Enter, устанавливающей в тексте специальный маркер конца абзаца. </text:p>
      <text:p text:style-name="P14"/>
      <text:p text:style-name="P15">Абзац — это текст, ввод которого начат с новой строки и закончен нажатием клавиши Enter, устанавливающей в тексте специальный маркер конца абзаца. </text:p>
      <text:p text:style-name="P16"/>
      <text:p text:style-name="P17">Абзац — это текст, ввод которого начат с новой строки и закончен нажатием клавиши Enter, устанавливающей в тексте специальный маркер конца абзаца. 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Абзац — это текст, ввод которого начат с новой строки и закончен нажатием клавиши Enter, устанавливающей в тексте специальный маркер конца абзаца. </text:h>
      <text:p text:style-name="P18"/>
      <text:p text:style-name="Quotations">Абзац — это текст, ввод которого начат с новой строки и закончен нажатием клавиши Enter, устанавливающей в тексте специальный маркер конца абзаца. </text:p>
      <text:p text:style-name="P19"/>
      <text:p text:style-name="Text_20_body">Абзац — это текст, ввод которого начат с новой строки и закончен нажатием клавиши Enter, устанавливающей в тексте специальный маркер конца абзаца. </text:p>
      <text:p text:style-name="P20"/>
      <text:p text:style-name="Preformatted_20_Text">Абзац — это текст, ввод которого начат с новой строки и закончен нажатием клавиши Enter, устанавливающей в тексте специальный маркер конца абзаца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1"/>
      <text:p text:style-name="P2"/>
      <text:p text:style-name="Красный_20_вердана_20_середина"><text:soft-page-break/>Абзац — это текст, ввод которого начат с новой строки и закончен нажатием клавиши Enter, устанавливающей в тексте специальный маркер конца абзаца. </text:p>
      <text:p text:style-name="P22"/>
      <text:p text:style-name="Синий_20_полужирный_20_курсив">Абзац — это текст, ввод которого начат с новой строки и закончен нажатием клавиши Enter, устанавливающей в тексте специальный маркер конца абзаца. </text:p>
      <text:p text:style-name="P19"/>
      <text:p text:style-name="P23">Абзац — это текст, ввод которого начат с новой строки и закончен нажатием клавиши Enter, устанавливающей в тексте специальный маркер конца абзаца. </text:p>
      <text:p text:style-name="P20"/>
      <text:p text:style-name="P24">Абзац — это текст, ввод которого начат с новой строки и закончен нажатием клавиши Enter, устанавливающей в тексте специальный маркер конца абзаца. </text:p>
      <text:h text:style-name="Heading_20_3" text:outline-level="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Красный_20_вердана_20_середина" style:class="text">
      <loext:graphic-properties draw:fill="none" draw:fill-color="#729fcf"/>
      <style:paragraph-properties fo:margin-left="0cm" fo:margin-right="0cm" fo:line-height="150%" fo:text-align="start" style:justify-single-word="false" fo:text-indent="0.6cm" style:auto-text-indent="false"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расный_20_вердана_20_середина" style:display-name="Красный вердана середина" style:family="paragraph" style:parent-style-name="Standard">
      <loext:graphic-properties draw:fill="none" draw:fill-color="#729fcf"/>
      <style:paragraph-properties fo:margin-left="0cm" fo:margin-right="1cm" fo:line-height="100%" fo:text-align="center" style:justify-single-word="false" fo:text-indent="0.499cm" style:auto-text-indent="false" fo:background-color="transparent"/>
      <style:text-properties fo:color="#c9211e" loext:opacity="100%" style:font-name="Verdana" fo:font-family="Verdana" style:font-family-generic="swiss" style:font-pitch="variable"/>
    </style:style>
    <style:style style:name="Синий_20_полужирный_20_курсив" style:display-name="Синий полужирный курсив" style:family="paragraph" style:parent-style-name="Standard">
      <loext:graphic-properties draw:fill="none" draw:fill-color="#729fcf"/>
      <style:paragraph-properties fo:margin-left="1cm" fo:margin-right="1cm" fo:line-height="150%" fo:text-align="start" style:justify-single-word="false" fo:text-indent="2cm" style:auto-text-indent="false" fo:background-color="transparent"/>
      <style:text-properties fo:color="#2a6099" loext:opacity="100%" style:font-name="Courier New" fo:font-family="'Courier New'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5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08:15:10.488021400</meta:creation-date>
    <dc:date>2025-09-13T08:55:54.705462500</dc:date>
    <meta:editing-duration>PT6M8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28" meta:word-count="339" meta:character-count="2400" meta:non-whitespace-character-count="2055"/>
  </office:meta>
</office:document-meta>
</file>